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1.4cm" style:rel-column-width="43946*"/>
    </style:style>
    <style:style style:name="Tableau1.B" style:family="table-column">
      <style:table-column-properties style:column-width="5.6cm" style:rel-column-width="21589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5.408cm" table:align="margins"/>
    </style:style>
    <style:style style:name="Tableau2.A" style:family="table-column">
      <style:table-column-properties style:column-width="5.408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5.408cm" table:align="margins"/>
    </style:style>
    <style:style style:name="Tableau3.A" style:family="table-column">
      <style:table-column-properties style:column-width="2.704cm" style:rel-column-width="32767*"/>
    </style:style>
    <style:style style:name="Tableau3.B" style:family="table-column">
      <style:table-column-properties style:column-width="2.7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408cm" table:align="margins"/>
    </style:style>
    <style:style style:name="Tableau4.A" style:family="table-column">
      <style:table-column-properties style:column-width="2.704cm" style:rel-column-width="32767*"/>
    </style:style>
    <style:style style:name="Tableau4.B" style:family="table-column">
      <style:table-column-properties style:column-width="2.704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408cm" table:align="margins"/>
    </style:style>
    <style:style style:name="Tableau5.A" style:family="table-column">
      <style:table-column-properties style:column-width="2.704cm" style:rel-column-width="32767*"/>
    </style:style>
    <style:style style:name="Tableau5.B" style:family="table-column">
      <style:table-column-properties style:column-width="2.704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5.408cm" table:align="margins"/>
    </style:style>
    <style:style style:name="Tableau2.A" style:family="table-column">
      <style:table-column-properties style:column-width="5.408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5.408cm" table:align="margins"/>
    </style:style>
    <style:style style:name="Tableau3.A" style:family="table-column">
      <style:table-column-properties style:column-width="2.704cm" style:rel-column-width="32767*"/>
    </style:style>
    <style:style style:name="Tableau3.B" style:family="table-column">
      <style:table-column-properties style:column-width="2.7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5.408cm" table:align="margins"/>
    </style:style>
    <style:style style:name="Tableau4.A" style:family="table-column">
      <style:table-column-properties style:column-width="2.704cm" style:rel-column-width="32767*"/>
    </style:style>
    <style:style style:name="Tableau4.B" style:family="table-column">
      <style:table-column-properties style:column-width="2.704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5.408cm" table:align="margins"/>
    </style:style>
    <style:style style:name="Tableau5.A" style:family="table-column">
      <style:table-column-properties style:column-width="2.704cm" style:rel-column-width="32767*"/>
    </style:style>
    <style:style style:name="Tableau5.B" style:family="table-column">
      <style:table-column-properties style:column-width="2.704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1.5pt solid #000000" fo:border-bottom="none"/>
      <style:text-properties officeooo:rsid="000fe7fb" officeooo:paragraph-rsid="000fe7fb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09c932" officeooo:paragraph-rsid="0009c932"/>
    </style:style>
    <style:style style:name="P4" style:family="paragraph" style:parent-style-name="Table_20_Contents">
      <style:text-properties officeooo:rsid="0009c932" officeooo:paragraph-rsid="0009c932"/>
    </style:style>
    <style:style style:name="P5" style:family="paragraph" style:parent-style-name="Standard">
      <style:text-properties officeooo:paragraph-rsid="0009c932"/>
    </style:style>
    <style:style style:name="P6" style:family="paragraph" style:parent-style-name="Standard">
      <style:text-properties style:font-name="Courier New" fo:font-size="10pt" officeooo:rsid="0009c932" officeooo:paragraph-rsid="0009c932" style:font-size-asian="10pt" style:font-size-complex="10pt"/>
    </style:style>
    <style:style style:name="P7" style:family="paragraph" style:parent-style-name="Heading_20_1">
      <style:paragraph-properties fo:text-align="center" style:justify-single-word="false"/>
      <style:text-properties style:font-name="Cambria"/>
    </style:style>
    <style:style style:name="P8" style:family="paragraph" style:parent-style-name="Preformatted_20_Text">
      <style:paragraph-properties fo:break-before="page"/>
      <style:text-properties officeooo:paragraph-rsid="0009c932"/>
    </style:style>
    <style:style style:name="P9" style:family="paragraph" style:parent-style-name="Preformatted_20_Text">
      <style:text-properties officeooo:paragraph-rsid="0009c932"/>
    </style:style>
    <style:style style:name="P10" style:family="paragraph" style:parent-style-name="Standard">
      <style:text-properties style:font-name="Courier New" fo:font-size="10pt" officeooo:rsid="0009c932" officeooo:paragraph-rsid="0009c932" style:font-size-asian="10pt" style:font-size-complex="10pt"/>
    </style:style>
    <style:style style:name="P11" style:family="paragraph" style:parent-style-name="Standard">
      <style:text-properties style:font-name="Courier New" fo:font-size="10pt" officeooo:rsid="00112363" officeooo:paragraph-rsid="00112363" style:font-size-asian="10pt" style:font-size-complex="10pt"/>
    </style:style>
    <style:style style:name="P12" style:family="paragraph" style:parent-style-name="Standard">
      <style:text-properties style:font-name="Courier New" fo:font-size="10pt" officeooo:rsid="00150a37" officeooo:paragraph-rsid="00150a37" style:font-size-asian="10pt" style:font-size-complex="10pt"/>
    </style:style>
    <style:style style:name="T1" style:family="text">
      <style:text-properties officeooo:rsid="000c7d32"/>
    </style:style>
    <style:style style:name="T2" style:family="text">
      <style:text-properties officeooo:rsid="000da999"/>
    </style:style>
    <style:style style:name="T3" style:family="text">
      <style:text-properties officeooo:rsid="000e58b7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/>
    </style:style>
    <style:style style:name="T6" style:family="text">
      <style:text-properties fo:color="#ff0000" loext:opacity="100%"/>
    </style:style>
    <style:style style:name="T7" style:family="text">
      <style:text-properties fo:color="#000080" loext:opacity="100%"/>
    </style:style>
    <style:style style:name="T8" style:family="text">
      <style:text-properties fo:color="#0000ff" loext:opacity="100%"/>
    </style:style>
    <style:style style:name="T9" style:family="text">
      <style:text-properties officeooo:rsid="00112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Fiches Patients – Correction Ancien Régime</text:h>
      <table:table table:name="Tableau1" table:style-name="Tableau1">
        <table:table-column table:style-name="Tableau1.A"/>
        <table:table-column table:style-name="Tableau1.B"/>
        <table:table-row table:style-name="TableLine94874604458400">
          <table:table-cell table:style-name="Tableau1.A1" office:value-type="string">
            <text:p text:style-name="P6"><text:span text:style-name="T9">Algorithme</text:span> Fiches_Patients</text:p>
            <text:p text:style-name="P11">Début</text:p>
            <text:p text:style-name="P6"><text:s text:c="2"/>Remplir(noms, np)</text:p>
            <text:p text:style-name="P6"><text:s text:c="2"/>Répéter</text:p>
            <text:p text:style-name="P6"><text:s text:c="4"/>Ecrire("Patient à chercher ? ")</text:p>
            <text:p text:style-name="P6"><text:s text:c="4"/>Lire(nom_patient)</text:p>
            <text:p text:style-name="P6"><text:s text:c="4"/>nf ← Recherche(noms, np, nom_patient)</text:p>
            <text:p text:style-name="P6"><text:s text:c="4"/><text:span text:style-name="T2">Si nf = -</text:span><text:span text:style-name="T9">1</text:span><text:span text:style-name="T2"> Alors</text:span></text:p>
            <text:p text:style-name="P6"><text:s text:c="6"/><text:span text:style-name="T2">Ecrire("Le patient est introuvable")</text:span></text:p>
            <text:p text:style-name="P6"><text:s text:c="4"/><text:span text:style-name="T2">Sinon</text:span></text:p>
            <text:p text:style-name="P6"><text:s text:c="6"/><text:span text:style-name="T2">Ecrire("Fiche n°", nf)</text:span></text:p>
            <text:p text:style-name="P6"><text:s text:c="4"/><text:span text:style-name="T2">Fin Si</text:span></text:p>
            <text:p text:style-name="P6"><text:s text:c="2"/>Jusqu'à Majus(nom_patient) = "FIN"</text:p>
            <text:p text:style-name="P6">Fin</text:p>
          </table:table-cell>
          <table:table-cell table:style-name="Tableau1.B1" office:value-type="string">
            <table:table table:name="Tableau2" table:style-name="Tableau2">
              <table:table-column table:style-name="Tableau2.A"/>
              <table:table-row table:style-name="TableLine94874604504688">
                <table:table-cell table:style-name="Tableau2.A1" office:value-type="string">
                  <text:p text:style-name="P4">TDNT</text:p>
                </table:table-cell>
              </table:table-row>
              <table:table-row table:style-name="TableLine94874604520640">
                <table:table-cell table:style-name="Tableau2.A2" office:value-type="string">
                  <text:p text:style-name="P4">Tab = tableau de 100 chaine</text:p>
                </table:table-cell>
              </table:table-row>
            </table:table>
            <text:p text:style-name="P4">TDOG</text:p>
            <table:table table:name="Tableau3" table:style-name="Tableau3">
              <table:table-column table:style-name="Tableau3.A"/>
              <table:table-column table:style-name="Tableau3.B"/>
              <table:table-row table:style-name="TableLine94874605461168">
                <table:table-cell table:style-name="Tableau3.A1" office:value-type="string">
                  <text:p text:style-name="P4">O</text:p>
                </table:table-cell>
                <table:table-cell table:style-name="Tableau3.B1" office:value-type="string">
                  <text:p text:style-name="P4">T/N</text:p>
                </table:table-cell>
              </table:table-row>
              <table:table-row table:style-name="TableLine94874605473056">
                <table:table-cell table:style-name="Tableau3.A2" office:value-type="string">
                  <text:p text:style-name="P4">noms</text:p>
                  <text:p text:style-name="P4">np, <text:span text:style-name="T3">nf</text:span></text:p>
                  <text:p text:style-name="P4">nom_patient</text:p>
                </table:table-cell>
                <table:table-cell table:style-name="Tableau3.B2" office:value-type="string">
                  <text:p text:style-name="P4">Tab</text:p>
                  <text:p text:style-name="P4">entier</text:p>
                  <text:p text:style-name="P4">chaine</text:p>
                </table:table-cell>
              </table:table-row>
            </table:table>
            <text:p text:style-name="Table_20_Contents"/>
          </table:table-cell>
        </table:table-row>
        <table:table-row table:style-name="TableLine94874605507776">
          <table:table-cell table:style-name="Tableau1.A1" office:value-type="string">
            <text:p text:style-name="P6"><text:span text:style-name="T9">Procédure</text:span> Remplir(<text:span text:style-name="T9">@</text:span>t : tab ; <text:span text:style-name="T9">@</text:span>n : entier)</text:p>
            <text:p text:style-name="P12">Début</text:p>
            <text:p text:style-name="P6"><text:s text:c="2"/>Répéter</text:p>
            <text:p text:style-name="P6"><text:s text:c="4"/>Ecrire("Donner le Nbre de Patients ? ")</text:p>
            <text:p text:style-name="P6"><text:s text:c="4"/>Lire(n)</text:p>
            <text:p text:style-name="P6"><text:s text:c="2"/>Jusqu'à (3 ≤ n ≤ 100)</text:p>
            <text:p text:style-name="P6"><text:s text:c="2"/>Pour i de <text:span text:style-name="T9">0</text:span> à n-<text:span text:style-name="T9">1</text:span> Faire</text:p>
            <text:p text:style-name="P6"><text:s text:c="4"/>Répéter</text:p>
            <text:p text:style-name="P6"><text:s text:c="6"/>Ecrire("Patient n°", i, " ? ") ; Lire(t[i])</text:p>
            <text:p text:style-name="P6"><text:s text:c="4"/>Jusqu'à Recherche(t, i-1, t[i]) = -<text:span text:style-name="T9">1</text:span></text:p>
            <text:p text:style-name="P6"><text:s text:c="2"/>Fin Pour</text:p>
            <text:p text:style-name="P6">Fin</text:p>
          </table:table-cell>
          <table:table-cell table:style-name="Tableau1.A1" office:value-type="string">
            <text:p text:style-name="P4">TDOL</text:p>
            <table:table table:name="Tableau4" table:style-name="Tableau4">
              <table:table-column table:style-name="Tableau4.A"/>
              <table:table-column table:style-name="Tableau4.B"/>
              <table:table-row table:style-name="TableLine94874605475072">
                <table:table-cell table:style-name="Tableau4.A1" office:value-type="string">
                  <text:p text:style-name="P4">O</text:p>
                </table:table-cell>
                <table:table-cell table:style-name="Tableau4.B1" office:value-type="string">
                  <text:p text:style-name="P4">T/N</text:p>
                </table:table-cell>
              </table:table-row>
              <table:table-row table:style-name="TableLine94874605489952">
                <table:table-cell table:style-name="Tableau4.A2" office:value-type="string">
                  <text:p text:style-name="P4">i</text:p>
                </table:table-cell>
                <table:table-cell table:style-name="Tableau4.B2" office:value-type="string">
                  <text:p text:style-name="P4">entier</text:p>
                </table:table-cell>
              </table:table-row>
            </table:table>
            <text:p text:style-name="P5"/>
          </table:table-cell>
        </table:table-row>
        <table:table-row table:style-name="TableLine94874605508688">
          <table:table-cell table:style-name="Tableau1.A1" office:value-type="string">
            <text:p text:style-name="P6"><text:span text:style-name="T9">Fonction</text:span> Recherche(t:tab;n:entier;v:chaine):entier</text:p>
            <text:p text:style-name="P12">Début</text:p>
            <text:p text:style-name="P6"><text:s text:c="2"/>p ← -<text:span text:style-name="T9">1</text:span></text:p>
            <text:p text:style-name="P6"><text:s text:c="2"/>i ← <text:span text:style-name="T9">0</text:span></text:p>
            <text:p text:style-name="P6"><text:s text:c="2"/>TantQue (i &lt; n) et (p = 0) Faire</text:p>
            <text:p text:style-name="P6"><text:s text:c="4"/>Si <text:span text:style-name="T1">Majus(</text:span>t[i]<text:span text:style-name="T1">)</text:span> = <text:span text:style-name="T1">Majus(</text:span>v<text:span text:style-name="T1">)</text:span> Alors</text:p>
            <text:p text:style-name="P6"><text:s text:c="6"/>p ← i</text:p>
            <text:p text:style-name="P6"><text:s text:c="4"/>Sinon</text:p>
            <text:p text:style-name="P6"><text:s text:c="6"/>i ← i + 1</text:p>
            <text:p text:style-name="P6"><text:s text:c="4"/>Fin Si</text:p>
            <text:p text:style-name="P6"><text:s text:c="2"/>Fin TantQue</text:p>
            <text:p text:style-name="P6"><text:s text:c="2"/><text:span text:style-name="T9">Retourner</text:span> p</text:p>
            <text:p text:style-name="P6">Fin</text:p>
          </table:table-cell>
          <table:table-cell table:style-name="Tableau1.A1" office:value-type="string">
            <text:p text:style-name="P4">TDOL</text:p>
            <table:table table:name="Tableau5" table:style-name="Tableau5">
              <table:table-column table:style-name="Tableau5.A"/>
              <table:table-column table:style-name="Tableau5.B"/>
              <table:table-row table:style-name="TableLine94874605492384">
                <table:table-cell table:style-name="Tableau5.A1" office:value-type="string">
                  <text:p text:style-name="P4">O</text:p>
                </table:table-cell>
                <table:table-cell table:style-name="Tableau5.B1" office:value-type="string">
                  <text:p text:style-name="P4">T/N</text:p>
                </table:table-cell>
              </table:table-row>
              <table:table-row table:style-name="TableLine94874605505904">
                <table:table-cell table:style-name="Tableau5.A2" office:value-type="string">
                  <text:p text:style-name="P4">p, i</text:p>
                </table:table-cell>
                <table:table-cell table:style-name="Tableau5.B2" office:value-type="string">
                  <text:p text:style-name="P4">entier</text:p>
                </table:table-cell>
              </table:table-row>
            </table:table>
            <text:p text:style-name="P5"/>
          </table:table-cell>
        </table:table-row>
      </table:table>
      <text:p text:style-name="P3"/>
      <text:p text:style-name="P3"/>
      <text:p text:style-name="P8">from numpy import array</text:p>
      <text:p text:style-name="P9"/>
      <text:p text:style-name="P9"/>
      <text:p text:style-name="P9">def remplir():</text:p>
      <text:p text:style-name="P9"><text:s text:c="4"/>np = 0</text:p>
      <text:p text:style-name="P9"><text:s text:c="4"/>while not 3 &lt;= np &lt;= 100:</text:p>
      <text:p text:style-name="P9"><text:s text:c="8"/>np = int(input("Entrer le nombre de patients [3, 100] ? "))</text:p>
      <text:p text:style-name="P9"/>
      <text:p text:style-name="P9"><text:s text:c="4"/>noms = array([str]*np)</text:p>
      <text:p text:style-name="P9"><text:s text:c="4"/>for i in range(np):</text:p>
      <text:p text:style-name="P9"><text:s text:c="8"/>noms[i] = input(f"Nom patient {i+1} ? ")</text:p>
      <text:p text:style-name="P9"><text:s text:c="8"/>while recherche(noms, i-1, noms[i]) != -1:</text:p>
      <text:p text:style-name="P9"><text:s text:c="12"/>print(f"{noms[i]} existe déjà!")</text:p>
      <text:p text:style-name="P9"><text:s text:c="12"/>noms[i] = input(f"Nom patient {i+1} ? ")</text:p>
      <text:p text:style-name="P9"><text:s text:c="4"/>return np, noms</text:p>
      <text:p text:style-name="P9"/>
      <text:p text:style-name="P9"/>
      <text:p text:style-name="P9">def recherche(noms, np, nom):</text:p>
      <text:p text:style-name="P9"><text:s text:c="4"/>i = 0</text:p>
      <text:p text:style-name="P9"><text:s text:c="4"/>p = -1</text:p>
      <text:p text:style-name="P9"><text:s text:c="4"/>nom = nom.upper()</text:p>
      <text:p text:style-name="P9"><text:s text:c="4"/>while i &lt; np and p == -1:</text:p>
      <text:p text:style-name="P9"><text:s text:c="8"/>noms_m = noms[i].upper()</text:p>
      <text:p text:style-name="P9"><text:s text:c="8"/>if noms_m == nom:</text:p>
      <text:p text:style-name="P9"><text:s text:c="12"/>p = i</text:p>
      <text:p text:style-name="P9"><text:s text:c="8"/>else:</text:p>
      <text:p text:style-name="P9"><text:s text:c="12"/>i = i + 1</text:p>
      <text:p text:style-name="P9"><text:s text:c="4"/>return p</text:p>
      <text:p text:style-name="P9"/>
      <text:p text:style-name="P9"/>
      <text:p text:style-name="P9"># PP</text:p>
      <text:p text:style-name="P9">np, noms = remplir()</text:p>
      <text:p text:style-name="P9">nom_patient = ""</text:p>
      <text:p text:style-name="P9">while nom_patient.upper() != "FIN":</text:p>
      <text:p text:style-name="P9"><text:s text:c="4"/>nom_patient = input("Patient à rechercher ? ")</text:p>
      <text:p text:style-name="P9"><text:s text:c="4"/>nf = recherche(noms, np, nom_patient)</text:p>
      <text:p text:style-name="P9"><text:s text:c="4"/>if nf == -1:</text:p>
      <text:p text:style-name="P9"><text:s text:c="8"/>print(f"Le patient est introuvable!")</text:p>
      <text:p text:style-name="P9"><text:s text:c="4"/>else:</text:p>
      <text:p text:style-name="P9"><text:s text:c="8"/>print(f"Fiche n°{nf+1}")</text:p>
      <text:p text:style-name="Preformatted_20_Text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1.5pt solid #000000" fo:border-bottom="none"/>
      <style:text-properties officeooo:rsid="000fe7fb" officeooo:paragraph-rsid="000fe7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5:28:22.553397673</meta:creation-date>
    <dc:date>2022-04-02T16:33:00.063395366</dc:date>
    <meta:editing-duration>PT14M58S</meta:editing-duration>
    <meta:editing-cycles>6</meta:editing-cycles>
    <meta:generator>LibreOffice/7.3.1.3$Linux_X86_64 LibreOffice_project/eead5aec017556e2cdbf9dfff06537ec58969b73</meta:generator>
    <meta:document-statistic meta:table-count="5" meta:image-count="0" meta:object-count="0" meta:page-count="2" meta:paragraph-count="95" meta:word-count="297" meta:character-count="1840" meta:non-whitespace-character-count="1363"/>
  </office:meta>
</office:document-meta>
</file>